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r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iempo de respuest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</text:p>
          </table:table-cell>
          <table:table-cell table:formula="of:=AVERAGE([.B2:.B51])" office:value-type="float" office:value="5.28" calcext:value-type="float">
            <text:p>5,28</text:p>
          </table:table-cell>
          <table:table-cell table:formula="of:=AVERAGE([.C2:.C51])" office:value-type="float" office:value="2.64" calcext:value-type="float">
            <text:p>2,64</text:p>
          </table:table-cell>
          <table:table-cell table:formula="of:=AVERAGE([.D2:.D51])" office:value-type="float" office:value="1.84" calcext:value-type="float">
            <text:p>1,84</text:p>
          </table:table-cell>
          <table:table-cell table:formula="of:=AVERAGE([.E2:.E51])" office:value-type="float" office:value="1.4" calcext:value-type="float">
            <text:p>1,4</text:p>
          </table:table-cell>
          <table:table-cell table:formula="of:=AVERAGE([.F2:.F51])" office:value-type="string" office:string-value="" calcext:value-type="error">
            <text:p>#DIV/0!</text:p>
          </table:table-cell>
          <table:table-cell table:formula="of:=AVERAGE([.G2:.G51])" office:value-type="string" office:string-value="" calcext:value-type="error">
            <text:p>#DIV/0!</text:p>
          </table:table-cell>
          <table:table-cell table:formula="of:=AVERAGE([.H2:.H51])" office:value-type="float" office:value="5.24" calcext:value-type="float">
            <text:p>5,24</text:p>
          </table:table-cell>
          <table:table-cell table:formula="of:=AVERAGE([.I2:.I51])" office:value-type="float" office:value="2.64" calcext:value-type="float">
            <text:p>2,64</text:p>
          </table:table-cell>
          <table:table-cell table:formula="of:=AVERAGE([.J2:.J51])" office:value-type="float" office:value="1.8" calcext:value-type="float">
            <text:p>1,8</text:p>
          </table:table-cell>
          <table:table-cell table:formula="of:=AVERAGE([.K2:.K51])" office:value-type="float" office:value="1.4" calcext:value-type="float">
            <text:p>1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v</text:p>
          </table:table-cell>
          <table:table-cell table:formula="of:=STDEV([.B2:.B51])" office:value-type="float" office:value="3.25162439781869" calcext:value-type="float">
            <text:p>3,2516243978</text:p>
          </table:table-cell>
          <table:table-cell table:formula="of:=STDEV([.C2:.C51])" office:value-type="float" office:value="1.53543186771936" calcext:value-type="float">
            <text:p>1,5354318677</text:p>
          </table:table-cell>
          <table:table-cell table:formula="of:=STDEV([.D2:.D51])" office:value-type="float" office:value="1.05675668622325" calcext:value-type="float">
            <text:p>1,0567566862</text:p>
          </table:table-cell>
          <table:table-cell table:formula="of:=STDEV([.E2:.E51])" office:value-type="float" office:value="0.808122035641769" calcext:value-type="float">
            <text:p>0,8081220356</text:p>
          </table:table-cell>
          <table:table-cell table:formula="of:=STDEV([.F2:.F51])" office:value-type="string" office:string-value="" calcext:value-type="error">
            <text:p>#DIV/0!</text:p>
          </table:table-cell>
          <table:table-cell table:formula="of:=STDEV([.G2:.G51])" office:value-type="string" office:string-value="" calcext:value-type="error">
            <text:p>#DIV/0!</text:p>
          </table:table-cell>
          <table:table-cell table:formula="of:=STDEV([.H2:.H51])" office:value-type="float" office:value="3.24232217110276" calcext:value-type="float">
            <text:p>3,2423221711</text:p>
          </table:table-cell>
          <table:table-cell table:formula="of:=STDEV([.I2:.I51])" office:value-type="float" office:value="1.53543186771936" calcext:value-type="float">
            <text:p>1,5354318677</text:p>
          </table:table-cell>
          <table:table-cell table:formula="of:=STDEV([.J2:.J51])" office:value-type="float" office:value="0.989743318610787" calcext:value-type="float">
            <text:p>0,9897433186</text:p>
          </table:table-cell>
          <table:table-cell table:formula="of:=STDEV([.K2:.K51])" office:value-type="float" office:value="0.808122035641769" calcext:value-type="float">
            <text:p>0,808122035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urnaround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r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number-columns-repeated="2"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</text:p>
          </table:table-cell>
          <table:table-cell table:formula="of:=AVERAGE([.B60:.B109])" office:value-type="float" office:value="107.1" calcext:value-type="float">
            <text:p>107,1</text:p>
          </table:table-cell>
          <table:table-cell table:formula="of:=AVERAGE([.C60:.C109])" office:value-type="float" office:value="100.56" calcext:value-type="float">
            <text:p>100,56</text:p>
          </table:table-cell>
          <table:table-cell table:formula="of:=AVERAGE([.D60:.D109])" office:value-type="float" office:value="84.4" calcext:value-type="float">
            <text:p>84,4</text:p>
          </table:table-cell>
          <table:table-cell table:formula="of:=AVERAGE([.E60:.E109])" office:value-type="float" office:value="75.94" calcext:value-type="float">
            <text:p>75,94</text:p>
          </table:table-cell>
          <table:table-cell table:formula="of:=AVERAGE([.F60:.F109])" office:value-type="string" office:string-value="" calcext:value-type="error">
            <text:p>#DIV/0!</text:p>
          </table:table-cell>
          <table:table-cell table:formula="of:=AVERAGE([.G60:.G109])" office:value-type="string" office:string-value="" calcext:value-type="error">
            <text:p>#DIV/0!</text:p>
          </table:table-cell>
          <table:table-cell table:formula="of:=AVERAGE([.H60:.H109])" office:value-type="float" office:value="106.44" calcext:value-type="float">
            <text:p>106,44</text:p>
          </table:table-cell>
          <table:table-cell table:formula="of:=AVERAGE([.I60:.I109])" office:value-type="float" office:value="77.46" calcext:value-type="float">
            <text:p>77,46</text:p>
          </table:table-cell>
          <table:table-cell table:formula="of:=AVERAGE([.J60:.J109])" office:value-type="float" office:value="66.72" calcext:value-type="float">
            <text:p>66,72</text:p>
          </table:table-cell>
          <table:table-cell table:formula="of:=AVERAGE([.K60:.K109])" office:value-type="float" office:value="62.62" calcext:value-type="float">
            <text:p>62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v</text:p>
          </table:table-cell>
          <table:table-cell table:formula="of:=STDEV([.B60:.B109])" office:value-type="float" office:value="45.6379943754351" calcext:value-type="float">
            <text:p>45,6379943754</text:p>
          </table:table-cell>
          <table:table-cell table:formula="of:=STDEV([.C60:.C109])" office:value-type="float" office:value="45.5605271331781" calcext:value-type="float">
            <text:p>45,5605271332</text:p>
          </table:table-cell>
          <table:table-cell table:formula="of:=STDEV([.D60:.D109])" office:value-type="float" office:value="45.3575365562216" calcext:value-type="float">
            <text:p>45,3575365562</text:p>
          </table:table-cell>
          <table:table-cell table:formula="of:=STDEV([.E60:.E109])" office:value-type="float" office:value="45.307299947927" calcext:value-type="float">
            <text:p>45,3072999479</text:p>
          </table:table-cell>
          <table:table-cell table:formula="of:=STDEV([.F60:.F109])" office:value-type="string" office:string-value="" calcext:value-type="error">
            <text:p>#DIV/0!</text:p>
          </table:table-cell>
          <table:table-cell table:formula="of:=STDEV([.G60:.G109])" office:value-type="string" office:string-value="" calcext:value-type="error">
            <text:p>#DIV/0!</text:p>
          </table:table-cell>
          <table:table-cell table:formula="of:=STDEV([.H60:.H109])" office:value-type="float" office:value="45.4582831858406" calcext:value-type="float">
            <text:p>45,4582831858</text:p>
          </table:table-cell>
          <table:table-cell table:formula="of:=STDEV([.I60:.I109])" office:value-type="float" office:value="48.3508478704967" calcext:value-type="float">
            <text:p>48,3508478705</text:p>
          </table:table-cell>
          <table:table-cell table:formula="of:=STDEV([.J60:.J109])" office:value-type="float" office:value="46.2993983299382" calcext:value-type="float">
            <text:p>46,2993983299</text:p>
          </table:table-cell>
          <table:table-cell table:formula="of:=STDEV([.K60:.K109])" office:value-type="float" office:value="48.625553876495" calcext:value-type="float">
            <text:p>48,62555387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09:23:37.0938189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3:25:23.285384073</meta:creation-date>
    <dc:date>2015-04-22T10:54:09.543749265</dc:date>
    <meta:editing-duration>PT1H37M39S</meta:editing-duration>
    <meta:editing-cycles>11</meta:editing-cycles>
    <meta:generator>LibreOffice/4.2.7.2$Linux_X86_64 LibreOffice_project/420m0$Build-2</meta:generator>
    <meta:document-statistic meta:table-count="1" meta:cell-count="866" meta:object-count="0"/>
  </office:meta>
</office:document-meta>
</file>